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6237" officeooo:paragraph-rsid="0005623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s:</text:p>
      <text:p text:style-name="Standard"/>
      <text:p text:style-name="Standard"/>
      <text:p text:style-name="P1">Create DevOps project:</text:p>
      <text:p text:style-name="Standard"/>
      <text:p text:style-name="Standard">Create a real life project to learn CI/DC and DevOps , use jenkins, kubernetes, python, terraform, nginx , monitoring systems, and securing the environm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6T15:30:53.080432276</meta:creation-date>
    <dc:date>2023-05-16T15:31:55.886945357</dc:date>
    <dc:creator>sdfgsdfg sdfgsdfgsd</dc:creator>
    <meta:editing-duration>PT1M3S</meta:editing-duration>
    <meta:editing-cycles>1</meta:editing-cycles>
    <meta:document-statistic meta:table-count="0" meta:image-count="0" meta:object-count="0" meta:page-count="1" meta:paragraph-count="3" meta:word-count="28" meta:character-count="185" meta:non-whitespace-character-count="160"/>
    <meta:generator>LibreOffice/7.5.1.2$MacOSX_X86_64 LibreOffice_project/fcbaee479e84c6cd81291587d2ee68cba099e129</meta:generator>
  </office:meta>
</office:document-meta>
</file>